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" svg:font-family="courier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text-properties officeooo:rsid="00167c96" officeooo:paragraph-rsid="00167c96"/>
    </style:style>
    <style:style style:name="P5" style:family="paragraph" style:parent-style-name="Standard">
      <style:paragraph-properties fo:text-align="justify" style:justify-single-word="false"/>
      <style:text-properties officeooo:rsid="00167c96" officeooo:paragraph-rsid="00167c96"/>
    </style:style>
    <style:style style:name="P6" style:family="paragraph" style:parent-style-name="Standard">
      <style:paragraph-properties fo:text-align="justify" style:justify-single-word="false"/>
      <style:text-properties style:font-name="DejaVu Sans Mono" fo:font-size="10pt" fo:font-weight="bold" officeooo:rsid="00167c96" officeooo:paragraph-rsid="00167c96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nux Libertine O" officeooo:rsid="00167c96" officeooo:paragraph-rsid="00167c96"/>
    </style:style>
    <style:style style:name="P8" style:family="paragraph" style:parent-style-name="Standard">
      <style:text-properties officeooo:rsid="002350c8" officeooo:paragraph-rsid="002350c8"/>
    </style:style>
    <style:style style:name="P9" style:family="paragraph" style:parent-style-name="Standard">
      <style:text-properties officeooo:rsid="001744a1" officeooo:paragraph-rsid="00471294"/>
    </style:style>
    <style:style style:name="P10" style:family="paragraph" style:parent-style-name="Text_20_body">
      <style:text-properties style:font-name="Linux Libertine O"/>
    </style:style>
    <style:style style:name="P11" style:family="paragraph" style:parent-style-name="Text_20_body">
      <style:text-properties style:font-name="Linux Libertine O" officeooo:rsid="00193616" officeooo:paragraph-rsid="00193616"/>
    </style:style>
    <style:style style:name="P12" style:family="paragraph" style:parent-style-name="Text_20_body">
      <style:text-properties style:font-name="Linux Libertine O" style:text-underline-style="none" officeooo:rsid="001ce669" officeooo:paragraph-rsid="001ce669"/>
    </style:style>
    <style:style style:name="P13" style:family="paragraph" style:parent-style-name="Text_20_body">
      <style:text-properties style:font-name="Linux Libertine O" style:text-underline-style="none" officeooo:rsid="002350c8" officeooo:paragraph-rsid="002350c8"/>
    </style:style>
    <style:style style:name="P14" style:family="paragraph" style:parent-style-name="Text_20_body">
      <style:text-properties style:font-name="Linux Libertine O" style:text-underline-style="none" officeooo:rsid="002891e2" officeooo:paragraph-rsid="002891e2"/>
    </style:style>
    <style:style style:name="P15" style:family="paragraph" style:parent-style-name="Text_20_body">
      <style:text-properties style:font-name="Linux Libertine O" style:text-underline-style="none" officeooo:rsid="002fd161" officeooo:paragraph-rsid="002fd161"/>
    </style:style>
    <style:style style:name="P16" style:family="paragraph" style:parent-style-name="Text_20_body">
      <style:text-properties style:font-name="Linux Libertine O" officeooo:paragraph-rsid="002350c8"/>
    </style:style>
    <style:style style:name="P17" style:family="paragraph" style:parent-style-name="Text_20_body">
      <style:text-properties style:font-name="DejaVu Sans Mono" fo:font-size="10pt" style:text-underline-style="none" fo:font-weight="bold" officeooo:rsid="0025ca7f" officeooo:paragraph-rsid="0025ca7f" style:font-size-asian="10pt" style:font-weight-asian="bold" style:font-size-complex="10pt" style:font-weight-complex="bold"/>
    </style:style>
    <style:style style:name="P18" style:family="paragraph" style:parent-style-name="Text_20_body">
      <style:text-properties fo:font-variant="normal" fo:text-transform="none" fo:color="#000000" style:font-name="courier" fo:font-size="8.25pt" fo:letter-spacing="normal" fo:font-style="normal" style:text-underline-style="none" fo:font-weight="normal" officeooo:rsid="002350c8" officeooo:paragraph-rsid="0027447d"/>
    </style:style>
    <style:style style:name="P19" style:family="paragraph" style:parent-style-name="Text_20_body">
      <style:text-properties fo:font-variant="normal" fo:text-transform="none" fo:color="#000000" style:font-name="DejaVu Sans Mono" fo:font-size="10pt" fo:letter-spacing="normal" fo:font-style="normal" style:text-underline-style="none" fo:font-weight="bold" officeooo:rsid="002350c8" officeooo:paragraph-rsid="0027447d" style:font-size-asian="10pt" style:font-weight-asian="bold" style:font-size-complex="10pt" style:font-weight-complex="bold"/>
    </style:style>
    <style:style style:name="P20" style:family="paragraph" style:parent-style-name="Text_20_body">
      <style:paragraph-properties fo:margin-top="0cm" fo:margin-bottom="0.3cm" loext:contextual-spacing="false"/>
      <style:text-properties style:font-name="DejaVu Sans Mono" fo:font-size="10pt" fo:font-weight="bold" officeooo:rsid="00167c96" officeooo:paragraph-rsid="00167c96" style:font-size-asian="10pt" style:font-weight-asian="bold" style:font-size-complex="10pt" style:font-weight-complex="bold"/>
    </style:style>
    <style:style style:name="P21" style:family="paragraph" style:parent-style-name="Text_20_body">
      <style:paragraph-properties fo:margin-top="0cm" fo:margin-bottom="0.3cm" loext:contextual-spacing="false"/>
      <style:text-properties style:font-name="DejaVu Sans Mono" fo:font-size="10pt" style:text-underline-style="none" fo:font-weight="bold" officeooo:rsid="002d6aaf" officeooo:paragraph-rsid="002d6aaf" style:font-size-asian="10pt" style:font-weight-asian="bold" style:font-size-complex="10pt" style:font-weight-complex="bold"/>
    </style:style>
    <style:style style:name="P22" style:family="paragraph" style:parent-style-name="Text_20_body">
      <style:paragraph-properties fo:margin-top="0cm" fo:margin-bottom="0.3cm" loext:contextual-spacing="false"/>
      <style:text-properties style:font-name="DejaVu Sans Mono" style:text-underline-style="none" officeooo:paragraph-rsid="001ce669"/>
    </style:style>
    <style:style style:name="P23" style:family="paragraph" style:parent-style-name="Text_20_body">
      <style:paragraph-properties fo:margin-top="0cm" fo:margin-bottom="0.3cm" loext:contextual-spacing="false"/>
      <style:text-properties style:font-name="DejaVu Sans Mono" style:text-underline-style="none" officeooo:rsid="001ce669" officeooo:paragraph-rsid="001ce669"/>
    </style:style>
    <style:style style:name="P24" style:family="paragraph" style:parent-style-name="Text_20_body">
      <style:paragraph-properties fo:margin-top="0cm" fo:margin-bottom="0.3cm" loext:contextual-spacing="false"/>
      <style:text-properties style:font-name="DejaVu Sans Mono" style:text-underline-style="none" officeooo:rsid="001ce669" officeooo:paragraph-rsid="003ae6df"/>
    </style:style>
    <style:style style:name="P25" style:family="paragraph" style:parent-style-name="Text_20_body">
      <style:paragraph-properties fo:margin-top="0cm" fo:margin-bottom="0.3cm" loext:contextual-spacing="false"/>
      <style:text-properties style:font-name="DejaVu Sans Mono" style:text-underline-style="none" officeooo:paragraph-rsid="002e0470"/>
    </style:style>
    <style:style style:name="P26" style:family="paragraph" style:parent-style-name="Text_20_body">
      <style:paragraph-properties fo:margin-top="0cm" fo:margin-bottom="0.3cm" loext:contextual-spacing="false"/>
      <style:text-properties style:font-name="DejaVu Sans Mono" style:text-underline-style="none" officeooo:rsid="002fd161" officeooo:paragraph-rsid="002fd161"/>
    </style:style>
    <style:style style:name="P27" style:family="paragraph" style:parent-style-name="Text_20_body">
      <style:paragraph-properties fo:margin-top="0cm" fo:margin-bottom="0.3cm" loext:contextual-spacing="false"/>
      <style:text-properties style:font-name="DejaVu Sans Mono" style:text-underline-style="none" officeooo:paragraph-rsid="003ce901"/>
    </style:style>
    <style:style style:name="P28" style:family="paragraph" style:parent-style-name="Text_20_body">
      <style:paragraph-properties fo:margin-top="0cm" fo:margin-bottom="0.3cm" loext:contextual-spacing="false"/>
      <style:text-properties style:font-name="DejaVu Sans Mono" style:text-underline-style="none" officeooo:paragraph-rsid="003edf21"/>
    </style:style>
    <style:style style:name="P29" style:family="paragraph" style:parent-style-name="Text_20_body">
      <style:paragraph-properties fo:margin-top="0cm" fo:margin-bottom="0.3cm" loext:contextual-spacing="false"/>
      <style:text-properties style:font-name="Linux Libertine O" officeooo:rsid="00167c96" officeooo:paragraph-rsid="00193616"/>
    </style:style>
    <style:style style:name="P30" style:family="paragraph" style:parent-style-name="Text_20_body">
      <style:paragraph-properties fo:margin-top="0cm" fo:margin-bottom="0.3cm" loext:contextual-spacing="false"/>
      <style:text-properties style:font-name="Linux Libertine O" officeooo:rsid="00167c96" officeooo:paragraph-rsid="00471294"/>
    </style:style>
    <style:style style:name="P31" style:family="paragraph" style:parent-style-name="Text_20_body">
      <style:paragraph-properties fo:margin-top="0cm" fo:margin-bottom="0.3cm" loext:contextual-spacing="false"/>
      <style:text-properties style:font-name="Linux Libertine O" style:text-underline-style="solid" style:text-underline-width="auto" style:text-underline-color="font-color" officeooo:rsid="00167c96" officeooo:paragraph-rsid="00167c96"/>
    </style:style>
    <style:style style:name="P32" style:family="paragraph" style:parent-style-name="Text_20_body">
      <style:paragraph-properties fo:margin-top="0cm" fo:margin-bottom="0.3cm" loext:contextual-spacing="false"/>
      <style:text-properties style:font-name="Linux Libertine O" style:text-underline-style="none" officeooo:rsid="001ce669" officeooo:paragraph-rsid="001ce669"/>
    </style:style>
    <style:style style:name="P33" style:family="paragraph" style:parent-style-name="Text_20_body">
      <style:paragraph-properties fo:margin-top="0cm" fo:margin-bottom="0.3cm" loext:contextual-spacing="false"/>
      <style:text-properties style:font-name="Linux Libertine O" style:text-underline-style="none" officeooo:rsid="001f29e0" officeooo:paragraph-rsid="001f29e0"/>
    </style:style>
    <style:style style:name="P34" style:family="paragraph" style:parent-style-name="Heading_20_2">
      <style:text-properties officeooo:paragraph-rsid="00167c96"/>
    </style:style>
    <style:style style:name="P35" style:family="paragraph" style:parent-style-name="Heading_20_2">
      <style:paragraph-properties fo:break-before="page"/>
      <style:text-properties officeooo:rsid="002350c8" officeooo:paragraph-rsid="002350c8"/>
    </style:style>
    <style:style style:name="P36" style:family="paragraph" style:parent-style-name="Preformatted_20_Text">
      <style:text-properties fo:font-variant="normal" fo:text-transform="none" fo:color="#000000" style:font-name="DejaVu Sans Mono" fo:letter-spacing="normal" fo:font-style="normal" style:text-underline-style="none" fo:font-weight="bold" officeooo:rsid="001ce669" officeooo:paragraph-rsid="0033d7fc" style:font-weight-asian="bold" style:font-weight-complex="bold"/>
    </style:style>
    <style:style style:name="P37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00167c96"/>
    </style:style>
    <style:style style:name="T2" style:family="text">
      <style:text-properties officeooo:rsid="0020fa32"/>
    </style:style>
    <style:style style:name="T3" style:family="text">
      <style:text-properties style:font-name="Liberation Sans1" fo:font-size="9pt" style:font-size-asian="9pt" style:font-name-complex="Arial1" style:font-size-complex="9pt"/>
    </style:style>
    <style:style style:name="T4" style:family="text">
      <style:text-properties style:font-name="Liberation Sans1" fo:font-size="9pt" style:font-size-asian="9pt" style:font-size-complex="9pt"/>
    </style:style>
    <style:style style:name="T5" style:family="text">
      <style:text-properties style:font-name="Liberation Sans1" style:text-underline-style="none" officeooo:rsid="00167c96"/>
    </style:style>
    <style:style style:name="T6" style:family="text">
      <style:text-properties style:font-name="Liberation Sans1" style:text-underline-style="none" officeooo:rsid="001744a1"/>
    </style:style>
    <style:style style:name="T7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8" style:family="text">
      <style:text-properties fo:color="#0000ff" style:font-name="Liberation Sans1" fo:font-size="9pt" fo:font-weight="bold" officeooo:rsid="00453d07" style:font-size-asian="9pt" style:font-weight-asian="bold" style:font-name-complex="Arial1" style:font-size-complex="9pt" style:font-weight-complex="bold"/>
    </style:style>
    <style:style style:name="T9" style:family="text"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T10" style:family="text">
      <style:text-properties style:font-name="DejaVu Sans Mono" fo:font-size="10pt" fo:font-weight="bold" officeooo:rsid="0025ca7f" style:font-size-asian="10pt" style:font-weight-asian="bold" style:font-size-complex="10pt" style:font-weight-complex="bold"/>
    </style:style>
    <style:style style:name="T11" style:family="text">
      <style:text-properties style:font-name="DejaVu Sans Mono" fo:font-size="9pt" fo:font-weight="bold" officeooo:rsid="00471294" style:font-size-asian="9pt" style:font-weight-asian="bold" style:font-size-complex="9pt" style:font-weight-complex="bold"/>
    </style:style>
    <style:style style:name="T12" style:family="text">
      <style:text-properties officeooo:rsid="001744a1"/>
    </style:style>
    <style:style style:name="T13" style:family="text">
      <style:text-properties officeooo:rsid="00178c3f"/>
    </style:style>
    <style:style style:name="T14" style:family="text">
      <style:text-properties fo:font-variant="normal" fo:text-transform="none" fo:color="#000000" style:font-name="DejaVu Sans Mono" fo:font-size="10pt" fo:letter-spacing="normal" fo:font-style="normal" fo:font-weight="bold" style:font-size-asian="10pt" style:font-weight-asian="bold" style:font-size-complex="10pt" style:font-weight-complex="bold" loext:padding="0cm" loext:border="none"/>
    </style:style>
    <style:style style:name="T15" style:family="text">
      <style:text-properties fo:font-variant="normal" fo:text-transform="none" fo:color="#000000" style:font-name="DejaVu Sans Mono" fo:font-size="10pt" fo:letter-spacing="normal" fo:font-style="normal" fo:font-weight="bold" officeooo:rsid="001a40cb" style:font-size-asian="10pt" style:font-weight-asian="bold" style:font-size-complex="10pt" style:font-weight-complex="bold"/>
    </style:style>
    <style:style style:name="T16" style:family="text">
      <style:text-properties fo:font-variant="normal" fo:text-transform="none" fo:color="#000000" style:font-name="DejaVu Sans Mono" fo:font-size="10pt" fo:letter-spacing="normal" fo:font-style="normal" fo:font-weight="bold" officeooo:rsid="002e0470" style:font-size-asian="10pt" style:font-weight-asian="bold" style:font-size-complex="10pt" style:font-weight-complex="bold" loext:padding="0cm" loext:border="none"/>
    </style:style>
    <style:style style:name="T17" style:family="text">
      <style:text-properties fo:font-variant="normal" fo:text-transform="none" fo:color="#000000" style:font-name="DejaVu Sans Mono" fo:font-size="10pt" fo:letter-spacing="normal" fo:font-style="normal" fo:font-weight="bold" officeooo:rsid="0041cfcb" style:font-size-asian="10pt" style:font-weight-asian="bold" style:font-size-complex="10pt" style:font-weight-complex="bold" loext:padding="0cm" loext:border="none"/>
    </style:style>
    <style:style style:name="T18" style:family="text">
      <style:text-properties fo:font-variant="normal" fo:text-transform="none" fo:color="#000000" style:font-name="DejaVu Sans Mono" fo:font-size="10pt" fo:letter-spacing="normal" fo:font-style="normal" fo:font-weight="bold" officeooo:rsid="0043b0b6" style:font-size-asian="10pt" style:font-weight-asian="bold" style:font-size-complex="10pt" style:font-weight-complex="bold" loext:padding="0cm" loext:border="none"/>
    </style:style>
    <style:style style:name="T19" style:family="text">
      <style:text-properties fo:font-variant="normal" fo:text-transform="none" fo:color="#000000" style:font-name="DejaVu Sans Mono" fo:font-size="10pt" fo:letter-spacing="normal" fo:font-style="normal" fo:font-weight="bold" officeooo:rsid="00471294" style:font-size-asian="10pt" style:font-weight-asian="bold" style:font-size-complex="10pt" style:font-weight-complex="bold" loext:padding="0cm" loext:border="none"/>
    </style:style>
    <style:style style:name="T20" style:family="text">
      <style:text-properties fo:font-variant="normal" fo:text-transform="none" fo:color="#000000" fo:font-size="10pt" fo:letter-spacing="normal" fo:font-style="normal" fo:font-weight="bold" style:font-size-asian="10pt" style:font-weight-asian="bold" style:font-size-complex="10pt" style:font-weight-complex="bold"/>
    </style:style>
    <style:style style:name="T21" style:family="text">
      <style:text-properties fo:font-variant="normal" fo:text-transform="none" fo:color="#000000" fo:font-size="10pt" fo:letter-spacing="normal" fo:font-style="normal" fo:font-weight="bold" officeooo:rsid="001a40cb" style:font-size-asian="10pt" style:font-weight-asian="bold" style:font-size-complex="10pt" style:font-weight-complex="bold"/>
    </style:style>
    <style:style style:name="T22" style:family="text">
      <style:text-properties fo:font-variant="normal" fo:text-transform="none" fo:color="#000000" fo:font-size="10pt" fo:letter-spacing="normal" fo:font-style="normal" fo:font-weight="bold" officeooo:rsid="001ce669" style:font-size-asian="10pt" style:font-weight-asian="bold" style:font-size-complex="10pt" style:font-weight-complex="bold"/>
    </style:style>
    <style:style style:name="T23" style:family="text">
      <style:text-properties fo:font-variant="normal" fo:text-transform="none" fo:color="#000000" fo:font-size="10pt" fo:letter-spacing="normal" fo:font-style="normal" fo:font-weight="bold" officeooo:rsid="00167c96" style:font-size-asian="10pt" style:font-weight-asian="bold" style:font-size-complex="10pt" style:font-weight-complex="bold"/>
    </style:style>
    <style:style style:name="T24" style:family="text">
      <style:text-properties fo:font-variant="normal" fo:text-transform="none" fo:color="#000000" fo:font-size="10pt" fo:letter-spacing="normal" fo:font-style="normal" fo:font-weight="bold" officeooo:rsid="002e0470" style:font-size-asian="10pt" style:font-weight-asian="bold" style:font-size-complex="10pt" style:font-weight-complex="bold"/>
    </style:style>
    <style:style style:name="T25" style:family="text">
      <style:text-properties fo:font-variant="normal" fo:text-transform="none" fo:color="#000000" fo:font-size="10pt" fo:letter-spacing="normal" fo:font-style="normal" fo:font-weight="bold" officeooo:rsid="003305c9" style:font-size-asian="10pt" style:font-weight-asian="bold" style:font-size-complex="10pt" style:font-weight-complex="bold"/>
    </style:style>
    <style:style style:name="T26" style:family="text">
      <style:text-properties fo:font-variant="normal" fo:text-transform="none" fo:color="#000000" fo:font-size="10pt" fo:letter-spacing="normal" fo:font-style="normal" fo:font-weight="bold" officeooo:rsid="003ce901" style:font-size-asian="10pt" style:font-weight-asian="bold" style:font-size-complex="10pt" style:font-weight-complex="bold"/>
    </style:style>
    <style:style style:name="T27" style:family="text">
      <style:text-properties fo:font-variant="normal" fo:text-transform="none" fo:color="#000000" fo:font-size="10pt" fo:letter-spacing="normal" fo:font-style="normal" fo:font-weight="bold" officeooo:rsid="003edf21" style:font-size-asian="10pt" style:font-weight-asian="bold" style:font-size-complex="10pt" style:font-weight-complex="bold"/>
    </style:style>
    <style:style style:name="T28" style:family="text">
      <style:text-properties fo:font-size="10pt" fo:font-weight="bold" style:font-size-asian="10pt" style:font-weight-asian="bold" style:font-size-complex="10pt" style:font-weight-complex="bold"/>
    </style:style>
    <style:style style:name="T29" style:family="text">
      <style:text-properties fo:font-size="10pt" fo:font-weight="bold" officeooo:rsid="003ae6df" style:font-size-asian="10pt" style:font-weight-asian="bold" style:font-size-complex="10pt" style:font-weight-complex="bold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fo:font-size="10pt" officeooo:rsid="001a40cb" style:font-size-asian="10pt" style:font-size-complex="10pt"/>
    </style:style>
    <style:style style:name="T32" style:family="text">
      <style:text-properties officeooo:rsid="001b017e"/>
    </style:style>
    <style:style style:name="T33" style:family="text">
      <style:text-properties style:text-underline-style="none"/>
    </style:style>
    <style:style style:name="T34" style:family="text">
      <style:text-properties style:text-underline-style="none" officeooo:rsid="00178c3f"/>
    </style:style>
    <style:style style:name="T35" style:family="text">
      <style:text-properties officeooo:rsid="0024c887"/>
    </style:style>
    <style:style style:name="T36" style:family="text">
      <style:text-properties officeooo:rsid="0025ca7f"/>
    </style:style>
    <style:style style:name="T37" style:family="text">
      <style:text-properties officeooo:rsid="0027447d"/>
    </style:style>
    <style:style style:name="T38" style:family="text">
      <style:text-properties officeooo:rsid="003305c9"/>
    </style:style>
    <style:style style:name="T39" style:family="text">
      <style:text-properties officeooo:rsid="003ce901"/>
    </style:style>
    <style:style style:name="T40" style:family="text">
      <style:text-properties officeooo:rsid="004a87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7" text:outline-level="1">Uso básico <text:span text:style-name="T2">de</text:span> <text:span text:style-name="T2">VBoxManage</text:span>.</text:h>
      <text:p text:style-name="P4">Con ayuda de la documentación de <text:a xlink:type="simple" xlink:href="https://www.virtualbox.org/manual/ch08.html" text:style-name="Internet_20_link" text:visited-style-name="Visited_20_Internet_20_Link"><text:span text:style-name="T33">VirtualBox</text:span></text:a>, explique que es lo que está haciendo en cada uno de los pasos de la actividad de laboratorio.</text:p>
      <text:p text:style-name="Heading_20_2">Preparar el entorno de trabajo</text:p>
      <text:p text:style-name="P9">Cree un directorio para realizar la práctica y <text:span text:style-name="T13">en el </text:span><text:span text:style-name="T34">mismo</text:span><text:span text:style-name="T13"> copie la imagen ISO de instalación </text:span><text:span text:style-name="T11">ubuntu-16.04.4-server-i386.iso</text:span><text:span text:style-name="T13"> provista por la cátedra.</text:span></text:p>
      <text:p text:style-name="P34"><text:span text:style-name="T5">Creación de </text:span><text:span text:style-name="T6">la</text:span><text:span text:style-name="T5"> máquina virtual</text:span></text:p>
      <text:p text:style-name="P7">Ejecute la siguiente línea en una consola <text:span text:style-name="T12">y explique que es lo que hace.</text:span></text:p>
      <text:p text:style-name="P5"/>
      <text:p text:style-name="P6">VBoxManage createvm --name prueba1 --ostype "<text:span text:style-name="T32">Ubuntu</text:span>" --register</text:p>
      <text:p text:style-name="P6"/>
      <text:p text:style-name="P10"><text:span text:style-name="T1">¿</text:span>Qué <text:span text:style-name="T1">otros tipos de sistemas operativos se pueden especificar?</text:span> </text:p>
      <text:p text:style-name="P7">Ahora ejecute las siguientes líneas, <text:span text:style-name="T12">y luego investigue explicando qué hacen.<text:line-break/></text:span></text:p>
      <text:p text:style-name="P20">VBoxManage createhd --filename prueba1.vdi --size 10240</text:p>
      <text:p text:style-name="P20">VBoxManage storagectl prueba1 --name "SATA Controller" <text:span text:style-name="T39">\ <text:line-break/></text:span>--add sata --controller IntelAHCI </text:p>
      <text:p text:style-name="P20">VBoxManage storageattach prueba1 --storagectl "SATA Controller" <text:span text:style-name="T39">\ </text:span>--type hdd --medium prueba1.vdi --port 0</text:p>
      <text:p text:style-name="P11"><text:line-break/>¿Y con estas líneas? ¿Qué estamos haciendo?</text:p>
      <text:p text:style-name="P29"><text:span text:style-name="Source_20_Text"><text:span text:style-name="T14">VBoxManage storagectl prueba1 --name "IDE Controller" --add ide </text:span></text:span></text:p>
      <text:p text:style-name="P30"><text:span text:style-name="Source_20_Text"><text:span text:style-name="T14">VBoxManage storageattach prueba1 --storagectl "IDE Controller" </text:span></text:span><text:span text:style-name="Source_20_Text"><text:span text:style-name="T17">\<text:line-break/></text:span></text:span><text:span text:style-name="Source_20_Text"><text:span text:style-name="T14">--port 0 --device 0 --type dvddrive </text:span></text:span><text:span text:style-name="Source_20_Text"><text:span text:style-name="T17">\<text:line-break/></text:span></text:span><text:span text:style-name="Source_20_Text"><text:span text:style-name="T14">--medium </text:span></text:span><text:span text:style-name="Source_20_Text"><text:span text:style-name="T19">ubuntu-16.04.4-server-i386.iso</text:span></text:span><text:span text:style-name="Source_20_Text"><text:span text:style-name="T14"> </text:span></text:span></text:p>
      <text:p text:style-name="P29"><text:span text:style-name="Source_20_Text"><text:span text:style-name="T14">VBoxManage modifyvm prueba1 --boot1 </text:span></text:span><text:span text:style-name="Source_20_Text"><text:span text:style-name="T16">disk</text:span></text:span><text:span text:style-name="Source_20_Text"><text:span text:style-name="T14"> --boot2 </text:span></text:span><text:span text:style-name="Source_20_Text"><text:span text:style-name="T16">dvd</text:span></text:span><text:span text:style-name="Source_20_Text"><text:span text:style-name="T14"> </text:span></text:span><text:span text:style-name="Source_20_Text"><text:span text:style-name="T18">\ <text:line-break/></text:span></text:span><text:span text:style-name="Source_20_Text"><text:span text:style-name="T14">--boot3 none --boot4 none</text:span></text:span></text:p>
      <text:p text:style-name="P21">VBoxManage sharedfolder add prueba1 -name dircomp -hostpath /<text:span text:style-name="T38">home</text:span></text:p>
      <text:p text:style-name="P31"/>
      <text:p text:style-name="P33">Terminamos de configurar la máquina con estas líneas:</text:p>
      <text:p text:style-name="P27"><text:span text:style-name="T23">VBoxManage modifyvm </text:span><text:span text:style-name="T21">prueba1</text:span><text:span text:style-name="T23"> --ioapic on --acpi on --</text:span><text:span text:style-name="T25">pae on</text:span></text:p>
      <text:p text:style-name="P28"><text:span text:style-name="T23">VBoxManage modifyvm </text:span><text:span text:style-name="T21">prueba1</text:span><text:span text:style-name="T23"> --hwvirtex on --nestedpaging on </text:span><text:span text:style-name="T27">\</text:span><text:span text:style-name="T23"> --largepages on</text:span></text:p>
      <text:p text:style-name="P25"><text:span text:style-name="T20">VBoxManage modifyvm </text:span><text:span text:style-name="T22">prueba1</text:span><text:span text:style-name="T20"> --nic1 bridged --bridgeadapter1 eth0 </text:span><text:span text:style-name="T26">\</text:span><text:span text:style-name="T20"> </text:span><text:span text:style-name="T24">--cableconnected1 off</text:span></text:p>
      <text:p text:style-name="P22"><text:span text:style-name="T20">VBoxManage modifyvm </text:span><text:span text:style-name="T21">prueba1</text:span><text:span text:style-name="T20"> --memory </text:span><text:span text:style-name="T22">256</text:span></text:p>
      <text:p text:style-name="P32"><text:span text:style-name="T9">VBoxManage modifyvm </text:span><text:span text:style-name="T15">prueba1</text:span><text:span text:style-name="T9"> --cpus 1</text:span> </text:p>
      <text:p text:style-name="P23"><text:span text:style-name="T28">VBoxManage modifyvm </text:span><text:span text:style-name="T21">prueba1</text:span><text:span text:style-name="T28"> --cpuexecutioncap 80</text:span></text:p>
      <text:p text:style-name="P24"><text:span text:style-name="T28">VBoxManage modifyvm </text:span><text:span text:style-name="T21">prueba1</text:span><text:span text:style-name="T28"> --vrdeport 23456 --</text:span><text:span text:style-name="T29">vrdeproperty \ VNCPassword="password"</text:span></text:p>
      <text:p text:style-name="P35">Iniciando la máquina virtual</text:p>
      <text:p text:style-name="P8">Para iniciar la máquina virtual utilizaremos:</text:p>
      <text:p text:style-name="P12"/>
      <text:p text:style-name="P36"><text:span text:style-name="T30">VBoxHeadless --startvm </text:span><text:span text:style-name="T31">prueba1</text:span></text:p>
      <text:p text:style-name="P13"/>
      <text:p text:style-name="P13">Ahora es <text:span text:style-name="T35">necesario conectarse a la máquina virtual utilizando un cliente VNC (por ejemplo vinagre). Una vez conectados sólo queda instalar el sistema operativo en la VM.</text:span></text:p>
      <text:p text:style-name="P13"/>
      <text:p text:style-name="P15">Al terminar la instalación conectamos el cable de red:</text:p>
      <text:p text:style-name="P15"/>
      <text:p text:style-name="P26"><text:span text:style-name="T20">VBoxManage modifyvm </text:span><text:span text:style-name="T22">prueba1</text:span><text:span text:style-name="T20"> </text:span><text:span text:style-name="T24">--cableconnected1 o</text:span><text:span text:style-name="T20">n</text:span></text:p>
      <text:p text:style-name="Heading_20_2"/>
      <text:p text:style-name="Heading_20_2">Gestión básica de máquinas virtuales</text:p>
      <text:p text:style-name="P13"/>
      <text:p text:style-name="P14">Explique qué hacen los siguientes comandos:</text:p>
      <text:p text:style-name="P13"/>
      <text:p text:style-name="P19">VBoxManage controlvm <text:span text:style-name="T36">prueba1</text:span> acpipowerbutton</text:p>
      <text:p text:style-name="P13"/>
      <text:p text:style-name="P18"><text:span text:style-name="T9">VBoxManage controlvm </text:span><text:span text:style-name="T10">prueba1</text:span><text:span text:style-name="T9"> poweroff</text:span></text:p>
      <text:p text:style-name="P13"/>
      <text:p text:style-name="P19">VBoxManage controlvm <text:span text:style-name="T36">prueba1</text:span> savestate</text:p>
      <text:p text:style-name="P13"/>
      <text:p text:style-name="P19">VBoxManage controlvm <text:span text:style-name="T36">prueba1</text:span> reset</text:p>
      <text:p text:style-name="P13"/>
      <text:p text:style-name="P19">VboxManage clonevm <text:span text:style-name="T36">prueba1</text:span> --name <text:span text:style-name="T37">prueba2</text:span> --register</text:p>
      <text:p text:style-name="P13"/>
      <text:p text:style-name="P17">VBoxManage list vms</text:p>
      <text:p text:style-name="P13"/>
      <text:p text:style-name="P17">VBoxManage showvminfo prueba1</text:p>
      <text:p text:style-name="P13"/>
      <text:p text:style-name="P13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" svg:font-family="courier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loext:contextual-spacing="false" fo:orphans="2" fo:widows="2" style:page-number="auto" style:writing-mode="lr-tb"/>
      <style:text-properties style:use-window-font-color="true" style:font-name="Linux Libertine" fo:font-family="'Linux Libertine'" style:font-style-name="Predeterminado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loext:contextual-spacing="false" fo:text-align="center" style:justify-single-word="false" style:page-number="auto" fo:keep-with-next="always" style:text-autospace="none"/>
      <style:text-properties fo:color="#2323dc" style:font-name="Liberation Sans" fo:font-family="'Liberation Sans'" style:font-style-name="Bold" style:font-family-generic="swiss" style:font-pitch="variable" fo:font-size="14pt" fo:language="es" fo:country="AR" fo:font-weight="bold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" fo:font-family="'Liberation Sans'" style:font-style-name="Bold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1" fo:font-family="Arial" style:font-family-generic="swiss" style:font-pitch="variable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Negritos" style:family="paragraph" style:class="text">
      <style:paragraph-properties style:text-autospace="none"/>
      <style:text-properties style:font-name="Courier New" fo:font-family="'Courier New'" style:font-style-name="Normal" style:font-family-generic="modern" style:font-pitch="fixed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1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1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1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fo:color="#000000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1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1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1" fo:font-family="'Courier New'" style:font-family-generic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1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7z1" style:family="text">
      <style:text-properties style:font-name="Courier New1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7z1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1" fo:font-family="'Courier New'" style:font-family-generic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3z0" style:family="text">
      <style:text-properties fo:color="#000000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9z1" style:family="text">
      <style:text-properties style:font-name="Courier New1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1" fo:font-family="'Courier New'" style:font-family-generic="modern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1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1" fo:font-family="'Courier New'" style:font-family-generic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1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="Courier New1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1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="Courier New1" fo:font-family="'Courier New'" style:font-family-generic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19z3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1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1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fo:color="#000000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1" fo:font-family="'Courier New'" style:font-family-generic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8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8z1" style:family="text">
      <style:text-properties style:font-name="Courier New1" fo:font-family="'Courier New'" style:font-family-generic="modern"/>
    </style:style>
    <style:style style:name="WW8Num128z2" style:family="text">
      <style:text-properties style:font-name="Wingdings" fo:font-family="Wingdings" style:font-pitch="variable" style:font-charset="x-symbol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1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4" style:family="text">
      <style:text-properties style:font-name="Courier New1" fo:font-family="'Courier New'" style:font-family-generic="modern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1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0z1" style:family="text">
      <style:text-properties style:font-name="Courier New1" fo:font-family="'Courier New'" style:font-family-generic="modern"/>
    </style:style>
    <style:style style:name="WW8Num140z2" style:family="text">
      <style:text-properties style:font-name="Wingdings" fo:font-family="Wingdings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1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fo:color="#000000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1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6z1" style:family="text">
      <style:text-properties style:font-name="Courier New1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1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1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1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1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10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text:bullet-char="o">
        <style:list-level-properties text:space-before="4.403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213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023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">
        <style:list-level-properties text:min-label-width="0.635cm"/>
        <style:text-properties style:font-name="Symbol"/>
      </text:list-level-style-bullet>
      <text:list-level-style-bullet text:level="2" text:style-name="WW8Num101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3.429cm" text:min-label-width="0.635cm"/>
        <style:text-properties fo:font-family="'Courier New'" style:font-family-generic="modern" style:font-pitch="fixed"/>
      </text:list-level-style-bullet>
      <text:list-level-style-bullet text:level="3" text:style-name="WW8Num102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7.239cm" text:min-label-width="0.635cm"/>
        <style:text-properties fo:font-family="'Courier New'" style:font-family-generic="modern" style:font-pitch="fixed"/>
      </text:list-level-style-bullet>
      <text:list-level-style-bullet text:level="6" text:style-name="WW8Num102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11.049cm" text:min-label-width="0.635cm"/>
        <style:text-properties fo:font-family="'Courier New'" style:font-family-generic="modern" style:font-pitch="fixed"/>
      </text:list-level-style-bullet>
      <text:list-level-style-bullet text:level="9" text:style-name="WW8Num102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bullet text:level="2" text:style-name="WW8Num10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">
        <style:list-level-properties text:min-label-width="0.635cm"/>
        <style:text-properties style:font-name="Symbol"/>
      </text:list-level-style-bullet>
      <text:list-level-style-bullet text:level="2" text:style-name="WW8Num11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bullet text:level="2" text:style-name="WW8Num11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0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0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0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2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2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2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35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35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35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140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140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140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officeooo:rsid="00167c96"/>
    </style:style>
    <style:style style:name="MT2" style:family="text">
      <style:text-properties officeooo:rsid="004a8722"/>
    </style:style>
    <style:style style:name="MT3" style:family="text">
      <style:text-properties officeooo:rsid="0020fa32"/>
    </style:style>
    <style:style style:name="MT4" style:family="text">
      <style:text-properties style:font-name="Liberation Sans1" fo:font-size="9pt" style:font-size-asian="9pt" style:font-name-complex="Arial1" style:font-size-complex="9pt"/>
    </style:style>
    <style:style style:name="MT5" style:family="text">
      <style:text-properties style:font-name="Liberation Sans1" fo:font-size="9pt" style:font-size-asian="9pt" style:font-size-complex="9pt"/>
    </style:style>
    <style:style style:name="MT6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MT7" style:family="text">
      <style:text-properties fo:color="#0000ff" style:font-name="Liberation Sans1" fo:font-size="9pt" fo:font-weight="bold" officeooo:rsid="00453d07" style:font-size-asian="9pt" style:font-weight-asian="bold" style:font-name-complex="Arial1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<text:span text:style-name="MT1">Consolidación de TICs</text:span></text:p>
        <text:p text:style-name="MP2">Práctico <text:span text:style-name="MT2">2</text:span> - <text:span text:style-name="MT3">VBoxManage</text:span></text:p>
      </style:header>
      <style:footer>
        <text:p text:style-name="MP3"><text:span text:style-name="MT4">Ing. Arellano</text:span><text:span text:style-name="MT5"><text:tab/></text:span><text:span text:style-name="MT6">Año 201</text:span><text:span text:style-name="MT7">8</text:span><text:span text:style-name="MT5"><text:tab/></text:span><text:span text:style-name="Page_20_Number"><text:span text:style-name="MT4"><text:page-number text:select-page="current">2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ractico de Laboratorio 2</dc:title>
    <dc:subject>Uso de VBoxManage</dc:subject>
    <meta:initial-creator>Gabriel </meta:initial-creator>
    <meta:creation-date>2015-03-25T17:24:42.108309479</meta:creation-date>
    <dc:language>en-US</dc:language>
    <meta:editing-cycles>29</meta:editing-cycles>
    <meta:editing-duration>PT1H53M28S</meta:editing-duration>
    <meta:keyword>consolidacion tics virtualbox VBoxManage</meta:keyword>
    <dc:date>2018-03-14T13:23:03.558209377</dc:date>
    <meta:document-statistic meta:table-count="0" meta:image-count="0" meta:object-count="0" meta:page-count="2" meta:paragraph-count="43" meta:word-count="395" meta:character-count="2597" meta:non-whitespace-character-count="2277"/>
    <meta:user-defined meta:name="Info 1"/>
    <meta:user-defined meta:name="Info 2"/>
    <meta:user-defined meta:name="Info 3"/>
    <meta:user-defined meta:name="Info 4"/>
  </office:meta>
</office:document-meta>
</file>